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0f2f1a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20pt" fo:font-weight="bold" officeooo:rsid="000f2f1a" officeooo:paragraph-rsid="000f2f1a" style:font-size-asian="17.5pt" style:font-weight-asian="bold" style:font-size-complex="20pt" style:font-weight-complex="bold"/>
    </style:style>
    <style:style style:name="P3" style:family="paragraph" style:parent-style-name="Text_20_body">
      <style:text-properties style:font-name="DejaVu Sans" fo:font-size="15pt" fo:font-weight="bold" officeooo:paragraph-rsid="000f2f1a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DejaVu Sans" fo:font-size="15pt" style:font-size-asian="15pt" style:font-size-complex="15pt"/>
    </style:style>
    <style:style style:name="P5" style:family="paragraph" style:parent-style-name="Text_20_body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 ao Git/Github</text:p>
      <text:p text:style-name="P1"/>
      <text:p text:style-name="P3">Comandos do terminal que preciso saber (Linux)</text:p>
      <text:p text:style-name="P4">ls - lista de pastas (diretórios);</text:p>
      <text:p text:style-name="P4">ls -a pastas ocultas e pastas normais;</text:p>
      <text:p text:style-name="P4">cd + nome de pasta pra acessá-la</text:p>
      <text:p text:style-name="P4">cd .. pra voltar uma pasta</text:p>
      <text:p text:style-name="P4">clear ou ctrl + L limpar terminal</text:p>
      <text:p text:style-name="P4">Criar pasta: mkdir + nome que vai por na pasta</text:p>
      <text:p text:style-name="P4">Criar arquivos : echo + conteúdo do arquivo + &gt; tipo de arquivo</text:p>
      <text:p text:style-name="Text_20_body"><text:span text:style-name="Strong_20_Emphasis"><text:span text:style-name="T2">Deletar arquivo/ pasta:</text:span></text:span></text:p>
      <text:p text:style-name="P4">rm -rf nome da pasta</text:p>
      <text:p text:style-name="P4">Tópicos fundamentais para entender o funcionamento do Git</text:p>
      <text:p text:style-name="Text_20_body"><text:span text:style-name="Strong_20_Emphasis"><text:span text:style-name="T2">SHA1:</text:span></text:span></text:p>
      <text:p text:style-name="P4">A sigla SHA significa Secure Hash Algorithm (algoritmo de Hash seguro), é um conjunto de funções Hash criptográficas projetada pela NSA( Segurança Nacional dos EUA).</text:p>
      <text:p text:style-name="P4">A encriptação geta um conjunto de caracteres identificador de 40 dígitos que é único.</text:p>
      <text:p text:style-name="P5">Objetos internos do Git</text:p>
      <text:p text:style-name="Text_20_body"><text:span text:style-name="Strong_20_Emphasis"><text:span text:style-name="T2">Blobs</text:span></text:span></text:p>
      <text:p text:style-name="Text_20_body"><text:span text:style-name="Strong_20_Emphasis"><text:span text:style-name="T2">Trees</text:span></text:span></text:p>
      <text:p text:style-name="Text_20_body"><text:span text:style-name="Strong_20_Emphasis"><text:span text:style-name="T2">Commits</text:span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5:19.667108091</meta:creation-date>
    <dc:date>2023-03-06T22:08:05.784532670</dc:date>
    <meta:editing-duration>PT2M47S</meta:editing-duration>
    <meta:editing-cycles>1</meta:editing-cycles>
    <meta:document-statistic meta:table-count="0" meta:image-count="0" meta:object-count="0" meta:page-count="1" meta:paragraph-count="19" meta:word-count="129" meta:character-count="737" meta:non-whitespace-character-count="627"/>
    <meta:generator>LibreOffice/7.3.7.2$Linux_X86_64 LibreOffice_project/30$Build-2</meta:generator>
  </office:meta>
</office:document-meta>
</file>